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paragraph-rsid="00213f5e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1fd8c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1fd8ce" officeooo:paragraph-rsid="001fd8ce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3118in" style:auto-text-indent="false" style:page-number="auto" fo:background-color="transparent"/>
      <style:text-properties officeooo:paragraph-rsid="001e13ed"/>
    </style:style>
    <style:style style:name="T1" style:family="text">
      <style:text-properties officeooo:rsid="001b8adf"/>
    </style:style>
    <style:style style:name="T2" style:family="text">
      <style:text-properties officeooo:rsid="001dfb51"/>
    </style:style>
    <style:style style:name="T3" style:family="text">
      <style:text-properties officeooo:rsid="001e13ed"/>
    </style:style>
    <style:style style:name="T4" style:family="text">
      <style:text-properties officeooo:rsid="001f3468"/>
    </style:style>
    <style:style style:name="T5" style:family="text">
      <style:text-properties officeooo:rsid="001fd8ce"/>
    </style:style>
    <style:style style:name="T6" style:family="text">
      <style:text-properties officeooo:rsid="0020fa14"/>
    </style:style>
    <style:style style:name="T7" style:family="text">
      <style:text-properties officeooo:rsid="00213f5e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13f5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fd8c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R</text:span><text:span text:style-name="T9">equest </text:span><text:span text:style-name="T10">to switch to Computer Science and Mathematics</text:span></text:p>
      <text:p text:style-name="P6"/>
      <text:p text:style-name="P6">Name: Franz Miltz</text:p>
      <text:p text:style-name="P5"><text:span text:style-name="T5">UNN: S1971811</text:span></text:p>
      <text:p text:style-name="P4"/>
      <text:p text:style-name="P4">I've always been more interested in the theo<text:span text:style-name="T4">ries and concepts that make something work</text:span> <text:span text:style-name="T4">than doing things myself. </text:span>This has become more obvious in my first year at The University of Edinburgh as I went through multiple courses of varying abstraction. I truly enjoyed Introduction to Computation (<text:span text:style-name="T1">INF1A)</text:span>, Introduction to Linear Algebra (<text:span text:style-name="T1">ILA) </text:span>and Proofs and Problem Solving (<text:span text:style-name="T1">PPS)</text:span>. This was not so much the case for Object-Oriented Programming (<text:span text:style-name="T1">INF1B)</text:span> and Calculus and its Applications (<text:span text:style-name="T1">CAP) </text:span>as they have a more hands-on approach.</text:p>
      <text:p text:style-name="P1">While I think it's helpful to teach these courses in the way they are being taught and it is necessary to give students <text:span text:style-name="T1">a certain minimum of</text:span> practical experience, I would still like to choose a combination of courses that allows me to do what I enjoy the most, <text:span text:style-name="T2">what I am best at</text:span> and <text:span text:style-name="T2">what</text:span> is the most aligned with what area I want to work in in the future.</text:p>
      <text:p text:style-name="P1">Additionally, I've noticed throughout the courses I've taken this year and by looking at the courses that <text:span text:style-name="T4">I will have to take in the years to come</text:span>, that a lot of the <text:span text:style-name="T4">informatics parts </text:span>overlap with what I've already done and seen. A lot of the maths on the other hand seems <text:span text:style-name="T4">entirely </text:span>new and exciting to me. Therefore, switching to Computer Science and Mathematics would not only let me study subjects I enjoy more but also maximize <text:span text:style-name="T4">the volume </text:span><text:s/><text:span text:style-name="T5">of what I am able to learn </text:span>and challenge me with topics I <text:span text:style-name="T6">have not yet encountered</text:span>.</text:p>
      <text:p text:style-name="P7"><text:span text:style-name="T3">I am very confident that I will be able to adjust to this change as I’ve taken all the necessary courses so far and it is not unlikely that I will finish all of them with an A2 or bette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7:00:13.016851344</meta:creation-date>
    <dc:date>2020-04-04T18:00:28.044990067</dc:date>
    <meta:editing-duration>PT14M27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7" meta:word-count="304" meta:character-count="1676" meta:non-whitespace-character-count="1378"/>
  </office:meta>
</office:document-meta>
</file>